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arial1" fo:font-size="13.3500003814697pt" fo:letter-spacing="normal" fo:font-style="normal" fo:font-weight="bold"/>
    </style:style>
    <style:style style:name="P4" style:family="paragraph" style:parent-style-name="Standard">
      <style:paragraph-properties fo:orphans="2" fo:widows="2"/>
      <style:text-properties style:font-name="arial1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3.3500003814697pt" fo:letter-spacing="normal" fo:font-style="normal" fo:font-weight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plement method to apply convolution</text:p>
      <text:p text:style-name="P2">Input: kernel matrix, ImageAbstraction class (i'm still implementing this one)</text:p>
      <text:p text:style-name="P1"><text:span text:style-name="T1">Output: change the ImageAbstraction class instance passed as argument setting new color  intensities.</text:span></text:p>
      <text:p text:style-name="P4"/>
      <text:p text:style-name="P2">class ImageAbstraction {</text:p>
      <text:p text:style-name="P2">//color, 0-Red 1-Green 2-Blue</text:p>
      <text:p text:style-name="P2">getColorIntensity(int color,int x,int y);</text:p>
      <text:p text:style-name="P1"><text:span text:style-name="T1">setColorIntensity(int color,int x,int y)</text:span></text:p>
      <text:p text:style-name="P2">...</text:p>
      <text:p text:style-name="P2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20:35</meta:creation-date>
    <meta:document-statistic meta:table-count="0" meta:image-count="0" meta:object-count="0" meta:page-count="1" meta:paragraph-count="9" meta:word-count="45" meta:character-count="354"/>
    <dc:date>2011-01-06T11:21:26</dc:date>
    <dc:creator>jander nascimento</dc:creator>
    <meta:editing-duration>PT00H00M51S</meta:editing-duration>
    <meta:editing-cycles>1</meta:editing-cycles>
    <meta:generator>OpenOffice.org/3.2$Linux OpenOffice.org_project/320m12$Build-9483</meta:generator>
  </office:meta>
</office:document-meta>
</file>